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0.594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0.838cm"/>
    </style:style>
    <style:style style:name="co8" style:family="table-column">
      <style:table-column-properties fo:break-before="auto" style:column-width="1.108cm"/>
    </style:style>
    <style:style style:name="co9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_20__28_2_29_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9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3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/>
          <table:table-cell office:value-type="string">
            <text:p>[m]</text:p>
          </table:table-cell>
          <table:table-cell office:value-type="string">
            <text:p>az[deg]</text:p>
          </table:table-cell>
          <table:table-cell office:value-type="string">
            <text:p>ele[deg]</text:p>
          </table:table-cell>
          <table:table-cell office:value-type="string">
            <text:p>east</text:p>
          </table:table-cell>
          <table:table-cell office:value-type="string">
            <text:p>north</text:p>
          </table:table-cell>
          <table:table-cell office:value-type="string">
            <text:p>up</text:p>
          </table:table-cell>
          <table:table-cell table:style-name="ce1" office:value-type="string">
            <text:p>G</text:p>
          </table:table-cell>
          <table:table-cell table:style-name="ce4" table:number-columns-repeated="3"/>
          <table:table-cell table:style-name="ce7"/>
          <table:table-cell table:style-name="ce1" office:value-type="string">
            <text:p>GT</text:p>
          </table:table-cell>
          <table:table-cell table:style-name="ce4" table:number-columns-repeated="3"/>
          <table:table-cell table:style-name="ce7"/>
          <table:table-cell table:style-name="ce1" office:value-type="string">
            <text:p>GTG</text:p>
          </table:table-cell>
          <table:table-cell table:style-name="ce4" table:number-columns-repeated="3"/>
          <table:table-cell table:style-name="ce7"/>
          <table:table-cell table:number-columns-repeated="1002"/>
        </table:table-row>
        <table:table-row table:style-name="ro1">
          <table:table-cell office:value-type="string">
            <text:p>zenith</text:p>
          </table:table-cell>
          <table:table-cell office:value-type="float" office:value="35000000">
            <text:p>350000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[.B2]*COS([.C2]/180*PI())*COS([.D2]/180*PI())" office:value-type="float" office:value="0.00000000214313189850787">
            <text:p>2.14313189850787E-009</text:p>
          </table:table-cell>
          <table:table-cell table:formula="of:=[.B2]*COS([.D2]/180*PI())*SIN([.C2]/180*PI())" office:value-type="float" office:value="0">
            <text:p>0</text:p>
          </table:table-cell>
          <table:table-cell table:formula="of:=[.B2]*SIN([.D2]/180*PI())" office:value-type="float" office:value="35000000">
            <text:p>35000000</text:p>
          </table:table-cell>
          <table:table-cell table:style-name="ce2"/>
          <table:table-cell table:style-name="ce5" table:formula="of:=-SIN([.C2]/180*PI())*COS([.D2]/180*PI())" office:value-type="float" office:value="-0">
            <text:p>-0</text:p>
          </table:table-cell>
          <table:table-cell table:style-name="ce5" table:formula="of:=-COS([.C2]/180*PI())*COS([.D2]/180*PI())" office:value-type="float" office:value="-6.12323399573677E-017">
            <text:p>-6.12323399573677E-017</text:p>
          </table:table-cell>
          <table:table-cell table:style-name="ce5" table:formula="of:=-SIN([.D2]/180*PI())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5" table:formula="of:=[.I2]" office:value-type="float" office:value="-0">
            <text:p>-0</text:p>
          </table:table-cell>
          <table:table-cell table:style-name="ce5" table:formula="of:=[.I3]" office:value-type="float" office:value="-0.866025403784439">
            <text:p>-0.8660254038</text:p>
          </table:table-cell>
          <table:table-cell table:style-name="ce5" table:formula="of:=[.I4]" office:value-type="float" office:value="-0">
            <text:p>-0</text:p>
          </table:table-cell>
          <table:table-cell table:style-name="ce8" table:formula="of:=[.I5]" office:value-type="float" office:value="-1.06057523872491E-016">
            <text:p>-1.06057523872491E-016</text:p>
          </table:table-cell>
          <table:table-cell table:style-name="ce2"/>
          <table:table-cell table:style-name="ce5" table:formula="of:=[.N2]*[.I2]+[.O2]*[.I3]+[.P2]*[.I4]+[.Q2]*[.I5]" office:value-type="float" office:value="0.75">
            <text:p>0.75</text:p>
          </table:table-cell>
          <table:table-cell table:style-name="ce5" table:formula="of:=[.N2]*[.J2]+[.O2]*[.J3]+[.P2]*[.J4]*[.Q2]*[.J5]" office:value-type="float" office:value="4.59242549680257E-017">
            <text:p>4.59242549680257E-017</text:p>
          </table:table-cell>
          <table:table-cell table:style-name="ce5" table:formula="of:=[.N2]*[.K2]+[.O2]*[.K3]+[.P2]*[.K4]+[.Q2]*[.K5]" office:value-type="float" office:value="0.433012701892219">
            <text:p>0.4330127019</text:p>
          </table:table-cell>
          <table:table-cell table:style-name="ce8" table:formula="of:=[.N2]*[.L2]+[.O2]*[.L3]+[.P2]*[.L4]+[.Q2]*[.L5]" office:value-type="float" office:value="-0.866025403784439">
            <text:p>-0.8660254038</text:p>
          </table:table-cell>
          <table:table-cell table:number-columns-repeated="1002"/>
        </table:table-row>
        <table:table-row table:style-name="ro1">
          <table:table-cell office:value-type="string">
            <text:p>north</text:p>
          </table:table-cell>
          <table:table-cell office:value-type="float" office:value="35000000">
            <text:p>3500000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formula="of:=[.B3]*COS([.C3]/180*PI())*COS([.D3]/180*PI())" office:value-type="float" office:value="0.00000000185600666776859">
            <text:p>1.85600666776859E-009</text:p>
          </table:table-cell>
          <table:table-cell table:formula="of:=[.B3]*COS([.D3]/180*PI())*SIN([.C3]/180*PI())" office:value-type="float" office:value="30310889.1324554">
            <text:p>30310889.1324554</text:p>
          </table:table-cell>
          <table:table-cell table:formula="of:=[.B3]*SIN([.D3]/180*PI())" office:value-type="float" office:value="17500000">
            <text:p>17500000</text:p>
          </table:table-cell>
          <table:table-cell table:style-name="ce2"/>
          <table:table-cell table:style-name="ce5" table:formula="of:=-SIN([.C3]/180*PI())*COS([.D3]/180*PI())" office:value-type="float" office:value="-0.866025403784439">
            <text:p>-0.8660254038</text:p>
          </table:table-cell>
          <table:table-cell table:style-name="ce5" table:formula="of:=-COS([.C3]/180*PI())*COS([.D3]/180*PI())" office:value-type="float" office:value="-5.30287619362453E-017">
            <text:p>-5.30287619362453E-017</text:p>
          </table:table-cell>
          <table:table-cell table:style-name="ce5" table:formula="of:=-SIN([.D3]/180*PI())" office:value-type="float" office:value="-0.5">
            <text:p>-0.5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5" table:formula="of:=[.J2]" office:value-type="float" office:value="-6.12323399573677E-017">
            <text:p>-6.12323399573677E-017</text:p>
          </table:table-cell>
          <table:table-cell table:style-name="ce5" table:formula="of:=[.J3]" office:value-type="float" office:value="-5.30287619362453E-017">
            <text:p>-5.30287619362453E-017</text:p>
          </table:table-cell>
          <table:table-cell table:style-name="ce5" table:formula="of:=[.J4]" office:value-type="float" office:value="-0.866025403784439">
            <text:p>-0.8660254038</text:p>
          </table:table-cell>
          <table:table-cell table:style-name="ce8" table:formula="of:=[.J5]" office:value-type="float" office:value="0.866025403784439">
            <text:p>0.8660254038</text:p>
          </table:table-cell>
          <table:table-cell table:style-name="ce2"/>
          <table:table-cell table:style-name="ce5" table:formula="of:=[.N3]*[.I2]+[.O3]*[.I3]+[.P3]*[.I4]+[.Q3]*[.I5]" office:value-type="float" office:value="-4.59242549680257E-017">
            <text:p>-4.59242549680257E-017</text:p>
          </table:table-cell>
          <table:table-cell table:style-name="ce5" table:formula="of:=[.N3]*[.J2]+[.O3]*[.J3]+[.P3]*[.J4]+[.Q3]*[.J5]" office:value-type="float" office:value="1.5">
            <text:p>1.5</text:p>
          </table:table-cell>
          <table:table-cell table:style-name="ce5" table:formula="of:=[.N3]*[.K2]+[.O3]*[.K3]+[.P3]*[.K4]+[.Q3]*[.K5]" office:value-type="float" office:value="0">
            <text:p>0</text:p>
          </table:table-cell>
          <table:table-cell table:style-name="ce8" table:formula="of:=[.N3]*[.L2]+[.O3]*[.L3]+[.P3]*[.L4]+[.Q3]*[.L5]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east</text:p>
          </table:table-cell>
          <table:table-cell office:value-type="float" office:value="35000000">
            <text:p>35000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B4]*COS([.C4]/180*PI())*COS([.D4]/180*PI())" office:value-type="float" office:value="30310889.1324554">
            <text:p>30310889.1324554</text:p>
          </table:table-cell>
          <table:table-cell table:formula="of:=[.B4]*COS([.D4]/180*PI())*SIN([.C4]/180*PI())" office:value-type="float" office:value="0">
            <text:p>0</text:p>
          </table:table-cell>
          <table:table-cell table:formula="of:=[.B4]*SIN([.D4]/180*PI())" office:value-type="float" office:value="17500000">
            <text:p>17500000</text:p>
          </table:table-cell>
          <table:table-cell table:style-name="ce2"/>
          <table:table-cell table:style-name="ce5" table:formula="of:=-SIN([.C4]/180*PI())*COS([.D4]/180*PI())" office:value-type="float" office:value="-0">
            <text:p>-0</text:p>
          </table:table-cell>
          <table:table-cell table:style-name="ce5" table:formula="of:=-COS([.C4]/180*PI())*COS([.D4]/180*PI())" office:value-type="float" office:value="-0.866025403784439">
            <text:p>-0.8660254038</text:p>
          </table:table-cell>
          <table:table-cell table:style-name="ce5" table:formula="of:=-SIN([.D4]/180*PI())" office:value-type="float" office:value="-0.5">
            <text:p>-0.5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5" table:formula="of:=[.K2]" office:value-type="float" office:value="-1">
            <text:p>-1</text:p>
          </table:table-cell>
          <table:table-cell table:style-name="ce5" table:formula="of:=[.K3]" office:value-type="float" office:value="-0.5">
            <text:p>-0.5</text:p>
          </table:table-cell>
          <table:table-cell table:style-name="ce5" table:formula="of:=[.K4]" office:value-type="float" office:value="-0.5">
            <text:p>-0.5</text:p>
          </table:table-cell>
          <table:table-cell table:style-name="ce8" table:formula="of:=[.K5]" office:value-type="float" office:value="-0.5">
            <text:p>-0.5</text:p>
          </table:table-cell>
          <table:table-cell table:style-name="ce2"/>
          <table:table-cell table:style-name="ce5" table:formula="of:=[.N4]*[.I2]+[.O4]*[.I3]+[.P4]*[.I4]+[.Q4]*[.I5]" office:value-type="float" office:value="0.433012701892219">
            <text:p>0.4330127019</text:p>
          </table:table-cell>
          <table:table-cell table:style-name="ce5" table:formula="of:=[.N4]*[.J2]+[.O4]*[.J3]+[.P4]*[.J4]+[.Q4]*[.J5]" office:value-type="float" office:value="0">
            <text:p>0</text:p>
          </table:table-cell>
          <table:table-cell table:style-name="ce5" table:formula="of:=[.N4]*[.K2]+[.O4]*[.K3]+[.P4]*[.K4]+[.Q4]*[.K5]" office:value-type="float" office:value="1.75">
            <text:p>1.75</text:p>
          </table:table-cell>
          <table:table-cell table:style-name="ce8" table:formula="of:=[.N4]*[.L2]+[.O4]*[.L3]+[.P4]*[.L4]+[.Q4]*[.L5]" office:value-type="float" office:value="-2.5">
            <text:p>-2.5</text:p>
          </table:table-cell>
          <table:table-cell table:number-columns-repeated="1002"/>
        </table:table-row>
        <table:table-row table:style-name="ro1">
          <table:table-cell office:value-type="string">
            <text:p>west</text:p>
          </table:table-cell>
          <table:table-cell office:value-type="float" office:value="35000000">
            <text:p>35000000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table:formula="of:=[.B5]*COS([.C5]/180*PI())*COS([.D5]/180*PI())" office:value-type="float" office:value="-30310889.1324554">
            <text:p>-30310889.1324554</text:p>
          </table:table-cell>
          <table:table-cell table:formula="of:=[.B5]*COS([.D5]/180*PI())*SIN([.C5]/180*PI())" office:value-type="float" office:value="0.00000000371201333553717">
            <text:p>3.71201333553717E-009</text:p>
          </table:table-cell>
          <table:table-cell table:formula="of:=[.B5]*SIN([.D5]/180*PI())" office:value-type="float" office:value="17500000">
            <text:p>17500000</text:p>
          </table:table-cell>
          <table:table-cell table:style-name="ce3"/>
          <table:table-cell table:style-name="ce6" table:formula="of:=-SIN([.C5]/180*PI())*COS([.D5]/180*PI())" office:value-type="float" office:value="-1.06057523872491E-016">
            <text:p>-1.06057523872491E-016</text:p>
          </table:table-cell>
          <table:table-cell table:style-name="ce6" table:formula="of:=-COS([.C5]/180*PI())*COS([.D5]/180*PI())" office:value-type="float" office:value="0.866025403784439">
            <text:p>0.8660254038</text:p>
          </table:table-cell>
          <table:table-cell table:style-name="ce6" table:formula="of:=-SIN([.D5]/180*PI())" office:value-type="float" office:value="-0.5">
            <text:p>-0.5</text:p>
          </table:table-cell>
          <table:table-cell table:style-name="ce9" office:value-type="float" office:value="1">
            <text:p>1</text:p>
          </table:table-cell>
          <table:table-cell table:style-name="ce3"/>
          <table:table-cell table:style-name="ce6" table:formula="of:=[.L2]" office:value-type="float" office:value="1">
            <text:p>1</text:p>
          </table:table-cell>
          <table:table-cell table:style-name="ce6" table:formula="of:=[.L3]" office:value-type="float" office:value="1">
            <text:p>1</text:p>
          </table:table-cell>
          <table:table-cell table:style-name="ce6" table:formula="of:=[.L4]" office:value-type="float" office:value="1">
            <text:p>1</text:p>
          </table:table-cell>
          <table:table-cell table:style-name="ce9" table:formula="of:=[.L5]" office:value-type="float" office:value="1">
            <text:p>1</text:p>
          </table:table-cell>
          <table:table-cell table:style-name="ce3"/>
          <table:table-cell table:style-name="ce6" table:formula="of:=[.N5]*[.I2]+[.O5]*[.I3]+[.P5]*[.I4]+[.Q5]*[.I5]" office:value-type="float" office:value="-0.866025403784439">
            <text:p>-0.8660254038</text:p>
          </table:table-cell>
          <table:table-cell table:style-name="ce6" table:formula="of:=[.N5]*[.J2]+[.O5]*[.J3]+[.P5]*[.J4]+[.Q5]*[.J5]" office:value-type="float" office:value="0">
            <text:p>0</text:p>
          </table:table-cell>
          <table:table-cell table:style-name="ce6" table:formula="of:=[.N5]*[.K2]+[.O5]*[.K3]+[.P5]*[.K4]+[.Q5]*[.K5]" office:value-type="float" office:value="-2.5">
            <text:p>-2.5</text:p>
          </table:table-cell>
          <table:table-cell table:style-name="ce9" table:formula="of:=[.N5]*[.L2]+[.O5]*[.L3]+[.P5]*[.L4]+[.Q5]*[.L5]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1" office:value-type="string">
            <text:p>GTG-1</text:p>
          </table:table-cell>
          <table:table-cell table:style-name="ce4" table:number-columns-repeated="3"/>
          <table:table-cell table:style-name="ce7"/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table:number-matrix-columns-spanned="4" table:number-matrix-rows-spanned="4" table:formula="of:=MINVERSE([.S2:.V5])" office:value-type="float" office:value="2">
            <text:p>2</text:p>
          </table:table-cell>
          <table:table-cell table:style-name="ce5" office:value-type="float" office:value="-6.12323399573676E-017">
            <text:p>-6.12323399573676E-017</text:p>
          </table:table-cell>
          <table:table-cell table:style-name="ce5" office:value-type="float" office:value="1.15470053837925">
            <text:p>1.1547005384</text:p>
          </table:table-cell>
          <table:table-cell table:style-name="ce8" office:value-type="float" office:value="1.15470053837925">
            <text:p>1.154700538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HDOP</text:p>
          </table:table-cell>
          <table:table-cell table:formula="of:=SQRT([.S8]+[.T9])" office:value-type="float" office:value="1.63299316185545">
            <text:p>1.6329931619</text:p>
          </table:table-cell>
          <table:table-cell table:number-columns-repeated="2"/>
          <table:table-cell table:style-name="ce2"/>
          <table:table-cell table:style-name="ce5" office:value-type="float" office:value="6.12323399573676E-017">
            <text:p>6.12323399573676E-017</text:p>
          </table:table-cell>
          <table:table-cell table:style-name="ce5" office:value-type="float" office:value="0.666666666666667">
            <text:p>0.6666666667</text:p>
          </table:table-cell>
          <table:table-cell table:style-name="ce5" office:value-type="float" office:value="3.53525079574967E-017">
            <text:p>3.53525079574967E-017</text:p>
          </table:table-cell>
          <table:table-cell table:style-name="ce8" office:value-type="float" office:value="3.53525079574969E-017">
            <text:p>3.53525079574969E-017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office:value-type="float" office:value="1.15470053837925">
            <text:p>1.1547005384</text:p>
          </table:table-cell>
          <table:table-cell table:style-name="ce5" office:value-type="float" office:value="-3.53525079574969E-017">
            <text:p>-3.53525079574969E-017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3"/>
          <table:table-cell table:style-name="ce6" office:value-type="float" office:value="1.15470053837925">
            <text:p>1.1547005384</text:p>
          </table:table-cell>
          <table:table-cell table:style-name="ce6" office:value-type="float" office:value="-3.53525079574969E-017">
            <text:p>-3.53525079574969E-017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1" office:value-type="string">
            <text:p>inspection</text:p>
          </table:table-cell>
          <table:table-cell table:style-name="ce4" table:number-columns-repeated="3"/>
          <table:table-cell table:style-name="ce7"/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table:number-matrix-columns-spanned="4" table:number-matrix-rows-spanned="4" table:formula="of:=MMULT([.S2:.V5];[.S8:.V11])" office:value-type="float" office:value="1">
            <text:p>1</text:p>
          </table:table-cell>
          <table:table-cell table:style-name="ce5" office:value-type="float" office:value="6.16297582203915E-033">
            <text:p>6.16297582203915E-033</text:p>
          </table:table-cell>
          <table:table-cell table:style-name="ce5" office:value-type="float" office:value="-2.22044604925031E-015">
            <text:p>-2.22044604925031E-015</text:p>
          </table:table-cell>
          <table:table-cell table:style-name="ce8" office:value-type="float" office:value="-1.33226762955019E-015">
            <text:p>-1.33226762955019E-015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office:value-type="float" office:value="-1.23259516440783E-032">
            <text:p>-1.23259516440783E-0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3.69778549322349E-032">
            <text:p>-3.69778549322349E-032</text:p>
          </table:table-cell>
          <table:table-cell table:style-name="ce8" office:value-type="float" office:value="6.16297582203915E-032">
            <text:p>6.16297582203915E-032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office:value-type="float" office:value="0">
            <text:p>0</text:p>
          </table:table-cell>
          <table:table-cell table:style-name="ce5" office:value-type="float" office:value="1.23259516440783E-032">
            <text:p>1.23259516440783E-032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-8.88178419700125E-016">
            <text:p>-8.88178419700125E-016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3"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 (2)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3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/>
          <table:table-cell office:value-type="string">
            <text:p>[m]</text:p>
          </table:table-cell>
          <table:table-cell office:value-type="string">
            <text:p>az[deg]</text:p>
          </table:table-cell>
          <table:table-cell office:value-type="string">
            <text:p>ele[deg]</text:p>
          </table:table-cell>
          <table:table-cell office:value-type="string">
            <text:p>east</text:p>
          </table:table-cell>
          <table:table-cell office:value-type="string">
            <text:p>north</text:p>
          </table:table-cell>
          <table:table-cell office:value-type="string">
            <text:p>up</text:p>
          </table:table-cell>
          <table:table-cell table:style-name="ce1" office:value-type="string">
            <text:p>G</text:p>
          </table:table-cell>
          <table:table-cell table:style-name="ce4" table:number-columns-repeated="3"/>
          <table:table-cell table:style-name="ce7"/>
          <table:table-cell table:style-name="ce1" office:value-type="string">
            <text:p>GT</text:p>
          </table:table-cell>
          <table:table-cell table:style-name="ce4" table:number-columns-repeated="3"/>
          <table:table-cell table:style-name="ce7"/>
          <table:table-cell table:style-name="ce1" office:value-type="string">
            <text:p>GTG</text:p>
          </table:table-cell>
          <table:table-cell table:style-name="ce4" table:number-columns-repeated="3"/>
          <table:table-cell table:style-name="ce7"/>
          <table:table-cell table:number-columns-repeated="100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5000000">
            <text:p>35000000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table:formula="of:=[.B2]*COS([.C2]/180*PI())*COS([.D2]/180*PI())" office:value-type="float" office:value="-1043315.68691732">
            <text:p>-1043315.68691732</text:p>
          </table:table-cell>
          <table:table-cell table:formula="of:=[.B2]*COS([.D2]/180*PI())*SIN([.C2]/180*PI())" office:value-type="float" office:value="2866486.29116813">
            <text:p>2866486.29116813</text:p>
          </table:table-cell>
          <table:table-cell table:formula="of:=[.B2]*SIN([.D2]/180*PI())" office:value-type="float" office:value="34866814.4332111">
            <text:p>34866814.4332111</text:p>
          </table:table-cell>
          <table:table-cell table:style-name="ce2"/>
          <table:table-cell table:style-name="ce5" table:formula="of:=-SIN([.C2]/180*PI())*COS([.D2]/180*PI())" office:value-type="float" office:value="-0.0818996083190895">
            <text:p>-0.0818996083</text:p>
          </table:table-cell>
          <table:table-cell table:style-name="ce5" table:formula="of:=-COS([.C2]/180*PI())*COS([.D2]/180*PI())" office:value-type="float" office:value="0.0298090196262092">
            <text:p>0.0298090196</text:p>
          </table:table-cell>
          <table:table-cell table:style-name="ce5" table:formula="of:=-SIN([.D2]/180*PI())" office:value-type="float" office:value="-0.996194698091746">
            <text:p>-0.9961946981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5" table:formula="of:=[.I2]" office:value-type="float" office:value="-0.0818996083190895">
            <text:p>-0.0818996083</text:p>
          </table:table-cell>
          <table:table-cell table:style-name="ce5" table:formula="of:=[.I3]" office:value-type="float" office:value="0.875426098065593">
            <text:p>0.8754260981</text:p>
          </table:table-cell>
          <table:table-cell table:style-name="ce5" table:formula="of:=[.I4]" office:value-type="float" office:value="0.739942111693848">
            <text:p>0.7399421117</text:p>
          </table:table-cell>
          <table:table-cell table:style-name="ce8" table:formula="of:=[.I5]" office:value-type="float" office:value="0.664463024388675">
            <text:p>0.6644630244</text:p>
          </table:table-cell>
          <table:table-cell table:style-name="ce2"/>
          <table:table-cell table:style-name="ce5" table:formula="of:=[.N2]*[.I2]+[.O2]*[.I3]+[.P2]*[.I4]+[.Q2]*[.I5]" office:value-type="float" office:value="1.76210383845487">
            <text:p>1.7621038385</text:p>
          </table:table-cell>
          <table:table-cell table:style-name="ce5" table:formula="of:=[.N2]*[.J2]+[.O2]*[.J3]+[.P2]*[.J4]+[.Q2]*[.J5]" office:value-type="float" office:value="0.216897984392324">
            <text:p>0.2168979844</text:p>
          </table:table-cell>
          <table:table-cell table:style-name="ce5" table:formula="of:=[.N2]*[.K2]+[.O2]*[.K3]+[.P2]*[.K4]+[.Q2]*[.K5]" office:value-type="float" office:value="-1.23385503193871">
            <text:p>-1.2338550319</text:p>
          </table:table-cell>
          <table:table-cell table:style-name="ce8" table:formula="of:=[.N2]*[.L2]+[.O2]*[.L3]+[.P2]*[.L4]+[.Q2]*[.L5]" office:value-type="float" office:value="2.19793162582903">
            <text:p>2.1979316258</text:p>
          </table:table-cell>
          <table:table-cell table:number-columns-repeated="100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5000000">
            <text:p>35000000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table:formula="of:=[.B3]*COS([.C3]/180*PI())*COS([.D3]/180*PI())" office:value-type="float" office:value="-8209940.06034315">
            <text:p>-8209940.06034315</text:p>
          </table:table-cell>
          <table:table-cell table:formula="of:=[.B3]*COS([.D3]/180*PI())*SIN([.C3]/180*PI())" office:value-type="float" office:value="-30639913.4322958">
            <text:p>-30639913.4322958</text:p>
          </table:table-cell>
          <table:table-cell table:formula="of:=[.B3]*SIN([.D3]/180*PI())" office:value-type="float" office:value="14791639.1609245">
            <text:p>14791639.1609245</text:p>
          </table:table-cell>
          <table:table-cell table:style-name="ce2"/>
          <table:table-cell table:style-name="ce5" table:formula="of:=-SIN([.C3]/180*PI())*COS([.D3]/180*PI())" office:value-type="float" office:value="0.875426098065593">
            <text:p>0.8754260981</text:p>
          </table:table-cell>
          <table:table-cell table:style-name="ce5" table:formula="of:=-COS([.C3]/180*PI())*COS([.D3]/180*PI())" office:value-type="float" office:value="0.234569716009804">
            <text:p>0.234569716</text:p>
          </table:table-cell>
          <table:table-cell table:style-name="ce5" table:formula="of:=-SIN([.D3]/180*PI())" office:value-type="float" office:value="-0.422618261740699">
            <text:p>-0.4226182617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5" table:formula="of:=[.J2]" office:value-type="float" office:value="0.0298090196262092">
            <text:p>0.0298090196</text:p>
          </table:table-cell>
          <table:table-cell table:style-name="ce5" table:formula="of:=[.J3]" office:value-type="float" office:value="0.234569716009804">
            <text:p>0.234569716</text:p>
          </table:table-cell>
          <table:table-cell table:style-name="ce5" table:formula="of:=[.J4]" office:value-type="float" office:value="-0.198266891274146">
            <text:p>-0.1982668913</text:p>
          </table:table-cell>
          <table:table-cell table:style-name="ce8" table:formula="of:=[.J5]" office:value-type="float" office:value="0.241844762647976">
            <text:p>0.2418447626</text:p>
          </table:table-cell>
          <table:table-cell table:style-name="ce2"/>
          <table:table-cell table:style-name="ce5" table:formula="of:=[.N3]*[.I2]+[.O3]*[.I3]+[.P3]*[.I4]+[.Q3]*[.I5]" office:value-type="float" office:value="0.216897984392324">
            <text:p>0.2168979844</text:p>
          </table:table-cell>
          <table:table-cell table:style-name="ce5" table:formula="of:=[.N3]*[.J2]+[.O3]*[.J3]+[.P3]*[.J4]+[.Q3]*[.J5]" office:value-type="float" office:value="0.153710178715766">
            <text:p>0.1537101787</text:p>
          </table:table-cell>
          <table:table-cell table:style-name="ce5" table:formula="of:=[.N3]*[.K2]+[.O3]*[.K3]+[.P3]*[.K4]+[.Q3]*[.K5]" office:value-type="float" office:value="-0.172395603484761">
            <text:p>-0.1723956035</text:p>
          </table:table-cell>
          <table:table-cell table:style-name="ce8" table:formula="of:=[.N3]*[.L2]+[.O3]*[.L3]+[.P3]*[.L4]+[.Q3]*[.L5]" office:value-type="float" office:value="0.307956607009843">
            <text:p>0.307956607</text:p>
          </table:table-cell>
          <table:table-cell table:number-columns-repeated="100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5000000">
            <text:p>350000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table:formula="of:=[.B4]*COS([.C4]/180*PI())*COS([.D4]/180*PI())" office:value-type="float" office:value="6939341.1945951">
            <text:p>6939341.1945951</text:p>
          </table:table-cell>
          <table:table-cell table:formula="of:=[.B4]*COS([.D4]/180*PI())*SIN([.C4]/180*PI())" office:value-type="float" office:value="-25897973.9092847">
            <text:p>-25897973.9092847</text:p>
          </table:table-cell>
          <table:table-cell table:formula="of:=[.B4]*SIN([.D4]/180*PI())" office:value-type="float" office:value="22497566.3390289">
            <text:p>22497566.3390289</text:p>
          </table:table-cell>
          <table:table-cell table:style-name="ce2"/>
          <table:table-cell table:style-name="ce5" table:formula="of:=-SIN([.C4]/180*PI())*COS([.D4]/180*PI())" office:value-type="float" office:value="0.739942111693848">
            <text:p>0.7399421117</text:p>
          </table:table-cell>
          <table:table-cell table:style-name="ce5" table:formula="of:=-COS([.C4]/180*PI())*COS([.D4]/180*PI())" office:value-type="float" office:value="-0.198266891274146">
            <text:p>-0.1982668913</text:p>
          </table:table-cell>
          <table:table-cell table:style-name="ce5" table:formula="of:=-SIN([.D4]/180*PI())" office:value-type="float" office:value="-0.642787609686539">
            <text:p>-0.6427876097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5" table:formula="of:=[.K2]" office:value-type="float" office:value="-0.996194698091746">
            <text:p>-0.9961946981</text:p>
          </table:table-cell>
          <table:table-cell table:style-name="ce5" table:formula="of:=[.K3]" office:value-type="float" office:value="-0.422618261740699">
            <text:p>-0.4226182617</text:p>
          </table:table-cell>
          <table:table-cell table:style-name="ce5" table:formula="of:=[.K4]" office:value-type="float" office:value="-0.642787609686539">
            <text:p>-0.6427876097</text:p>
          </table:table-cell>
          <table:table-cell table:style-name="ce8" table:formula="of:=[.K5]" office:value-type="float" office:value="-0.707106781186547">
            <text:p>-0.7071067812</text:p>
          </table:table-cell>
          <table:table-cell table:style-name="ce2"/>
          <table:table-cell table:style-name="ce5" table:formula="of:=[.N4]*[.I2]+[.O4]*[.I3]+[.P4]*[.I4]+[.Q4]*[.I5]" office:value-type="float" office:value="-1.23385503193871">
            <text:p>-1.2338550319</text:p>
          </table:table-cell>
          <table:table-cell table:style-name="ce5" table:formula="of:=[.N4]*[.J2]+[.O4]*[.J3]+[.P4]*[.J4]+[.Q4]*[.J5]" office:value-type="float" office:value="-0.172395603484761">
            <text:p>-0.1723956035</text:p>
          </table:table-cell>
          <table:table-cell table:style-name="ce5" table:formula="of:=[.N4]*[.K2]+[.O4]*[.K3]+[.P4]*[.K4]+[.Q4]*[.K5]" office:value-type="float" office:value="2.08418598282937">
            <text:p>2.0841859828</text:p>
          </table:table-cell>
          <table:table-cell table:style-name="ce8" table:formula="of:=[.N4]*[.L2]+[.O4]*[.L3]+[.P4]*[.L4]+[.Q4]*[.L5]" office:value-type="float" office:value="-2.76870735070553">
            <text:p>-2.7687073507</text:p>
          </table:table-cell>
          <table:table-cell table:number-columns-repeated="100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5000000">
            <text:p>35000000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table:formula="of:=[.B5]*COS([.C5]/180*PI())*COS([.D5]/180*PI())" office:value-type="float" office:value="-8464566.69267915">
            <text:p>-8464566.69267915</text:p>
          </table:table-cell>
          <table:table-cell table:formula="of:=[.B5]*COS([.D5]/180*PI())*SIN([.C5]/180*PI())" office:value-type="float" office:value="-23256205.8536036">
            <text:p>-23256205.8536036</text:p>
          </table:table-cell>
          <table:table-cell table:formula="of:=[.B5]*SIN([.D5]/180*PI())" office:value-type="float" office:value="24748737.3415292">
            <text:p>24748737.3415292</text:p>
          </table:table-cell>
          <table:table-cell table:style-name="ce3"/>
          <table:table-cell table:style-name="ce5" table:formula="of:=-SIN([.C5]/180*PI())*COS([.D5]/180*PI())" office:value-type="float" office:value="0.664463024388675">
            <text:p>0.6644630244</text:p>
          </table:table-cell>
          <table:table-cell table:style-name="ce5" table:formula="of:=-COS([.C5]/180*PI())*COS([.D5]/180*PI())" office:value-type="float" office:value="0.241844762647976">
            <text:p>0.2418447626</text:p>
          </table:table-cell>
          <table:table-cell table:style-name="ce5" table:formula="of:=-SIN([.D5]/180*PI())" office:value-type="float" office:value="-0.707106781186547">
            <text:p>-0.7071067812</text:p>
          </table:table-cell>
          <table:table-cell table:style-name="ce9" office:value-type="float" office:value="1">
            <text:p>1</text:p>
          </table:table-cell>
          <table:table-cell table:style-name="ce3"/>
          <table:table-cell table:style-name="ce6" table:formula="of:=[.L2]" office:value-type="float" office:value="1">
            <text:p>1</text:p>
          </table:table-cell>
          <table:table-cell table:style-name="ce6" table:formula="of:=[.L3]" office:value-type="float" office:value="1">
            <text:p>1</text:p>
          </table:table-cell>
          <table:table-cell table:style-name="ce6" table:formula="of:=[.L4]" office:value-type="float" office:value="1">
            <text:p>1</text:p>
          </table:table-cell>
          <table:table-cell table:style-name="ce9" table:formula="of:=[.L5]" office:value-type="float" office:value="1">
            <text:p>1</text:p>
          </table:table-cell>
          <table:table-cell table:style-name="ce3"/>
          <table:table-cell table:style-name="ce6" table:formula="of:=[.N5]*[.I2]+[.O5]*[.I3]+[.P5]*[.I4]+[.Q5]*[.I5]" office:value-type="float" office:value="2.19793162582903">
            <text:p>2.1979316258</text:p>
          </table:table-cell>
          <table:table-cell table:style-name="ce6" table:formula="of:=[.N5]*[.J2]+[.O5]*[.J3]+[.P5]*[.J4]+[.Q5]*[.J5]" office:value-type="float" office:value="0.307956607009843">
            <text:p>0.307956607</text:p>
          </table:table-cell>
          <table:table-cell table:style-name="ce6" table:formula="of:=[.N5]*[.K2]+[.O5]*[.K3]+[.P5]*[.K4]+[.Q5]*[.K5]" office:value-type="float" office:value="-2.76870735070553">
            <text:p>-2.7687073507</text:p>
          </table:table-cell>
          <table:table-cell table:style-name="ce9" table:formula="of:=[.N5]*[.L2]+[.O5]*[.L3]+[.P5]*[.L4]+[.Q5]*[.L5]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1" office:value-type="string">
            <text:p>GTG-1</text:p>
          </table:table-cell>
          <table:table-cell table:style-name="ce4" table:number-columns-repeated="3"/>
          <table:table-cell table:style-name="ce7"/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table:number-matrix-columns-spanned="4" table:number-matrix-rows-spanned="4" table:formula="of:=MINVERSE([.S2:.V5])" office:value-type="float" office:value="17.3792435410294">
            <text:p>17.379243541</text:p>
          </table:table-cell>
          <table:table-cell table:style-name="ce5" office:value-type="float" office:value="3.21035448865684">
            <text:p>3.2103544887</text:p>
          </table:table-cell>
          <table:table-cell table:style-name="ce5" office:value-type="float" office:value="-30.565815378608">
            <text:p>-30.5658153786</text:p>
          </table:table-cell>
          <table:table-cell table:style-name="ce8" office:value-type="float" office:value="-30.9537091516248">
            <text:p>-30.9537091516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HDOP</text:p>
          </table:table-cell>
          <table:table-cell table:formula="of:=SQRT([.S8]+[.T9])" office:value-type="float" office:value="5.12825849148759">
            <text:p>5.1282584915</text:p>
          </table:table-cell>
          <table:table-cell table:number-columns-repeated="2"/>
          <table:table-cell table:style-name="ce2"/>
          <table:table-cell table:style-name="ce5" office:value-type="float" office:value="3.21035448865684">
            <text:p>3.2103544887</text:p>
          </table:table-cell>
          <table:table-cell table:style-name="ce5" office:value-type="float" office:value="8.91979161448512">
            <text:p>8.9197916145</text:p>
          </table:table-cell>
          <table:table-cell table:style-name="ce5" office:value-type="float" office:value="-7.6696952294259">
            <text:p>-7.6696952294</text:p>
          </table:table-cell>
          <table:table-cell table:style-name="ce8" office:value-type="float" office:value="-7.75954749523884">
            <text:p>-7.7595474952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office:value-type="float" office:value="-30.565815378608">
            <text:p>-30.5658153786</text:p>
          </table:table-cell>
          <table:table-cell table:style-name="ce5" office:value-type="float" office:value="-7.6696952294259">
            <text:p>-7.6696952294</text:p>
          </table:table-cell>
          <table:table-cell table:style-name="ce5" office:value-type="float" office:value="60.2106926831061">
            <text:p>60.2106926831</text:p>
          </table:table-cell>
          <table:table-cell table:style-name="ce8" office:value-type="float" office:value="59.0623232580838">
            <text:p>59.0623232581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3"/>
          <table:table-cell table:style-name="ce6" office:value-type="float" office:value="-30.9537091516248">
            <text:p>-30.9537091516</text:p>
          </table:table-cell>
          <table:table-cell table:style-name="ce6" office:value-type="float" office:value="-7.75954749523884">
            <text:p>-7.7595474952</text:p>
          </table:table-cell>
          <table:table-cell table:style-name="ce6" office:value-type="float" office:value="59.0623232580838">
            <text:p>59.0623232581</text:p>
          </table:table-cell>
          <table:table-cell table:style-name="ce9" office:value-type="float" office:value="58.7375071885094">
            <text:p>58.737507188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1" office:value-type="string">
            <text:p>inspection</text:p>
          </table:table-cell>
          <table:table-cell table:style-name="ce4" table:number-columns-repeated="3"/>
          <table:table-cell table:style-name="ce7"/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table:number-matrix-columns-spanned="4" table:number-matrix-rows-spanned="4" table:formula="of:=MMULT([.S2:.V5];[.S8:.V11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.000000000000028421709430404">
            <text:p>2.8421709430404E-014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office:value-type="float" office:value="-1.77635683940025E-015">
            <text:p>-1.77635683940025E-0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5527136788005E-015">
            <text:p>3.5527136788005E-015</text:p>
          </table:table-cell>
          <table:table-cell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/>
          <table:table-cell table:style-name="ce5" office:value-type="float" office:value="0.000000000000014210854715202">
            <text:p>1.4210854715202E-014</text:p>
          </table:table-cell>
          <table:table-cell table:style-name="ce5" office:value-type="float" office:value="-3.5527136788005E-015">
            <text:p>-3.5527136788005E-015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3"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ＭＳ Ｐゴシック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2017/07/12</text:date>, <text:time>23:56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2T23:56:26</dc:date>
    <dc:creator>Tateshita Hiroaki</dc:creator>
    <meta:generator>OpenOffice/4.1.2$Unix OpenOffice.org_project/412m3$Build-9782</meta:generator>
    <meta:editing-duration>PT1H24M44S</meta:editing-duration>
    <meta:editing-cycles>1</meta:editing-cycles>
    <meta:document-statistic meta:table-count="2" meta:cell-count="242" meta:object-count="0"/>
  </office:meta>
</office:document-meta>
</file>